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8.4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font-name="Lato" fo:font-size="12pt" style:font-size-asian="12pt" style:font-size-complex="12pt"/>
    </style:style>
    <style:style style:name="ce2" style:family="table-cell" style:parent-style-name="Default">
      <style:table-cell-properties fo:background-color="#0000cc" style:text-align-source="fix" style:repeat-content="false" fo:border="0.06pt solid #000000" style:vertical-align="middle"/>
      <style:paragraph-properties fo:text-align="center" fo:margin-left="0pt"/>
      <style:text-properties fo:color="#ffffff" style:font-name="Lato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ato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font-name="Lato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font-name="Lat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color="#cccccc" style:font-name="Lato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ato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ato" fo:font-size="12pt" style:font-size-asian="12pt" style:font-size-complex="12pt"/>
    </style:style>
    <style:style style:name="ce9" style:family="table-cell" style:parent-style-name="Default" style:data-style-name="N122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ato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22">
      <style:text-properties style:font-name="Lato" fo:font-size="12pt" style:font-size-asian="12pt" style:font-size-complex="12pt"/>
    </style:style>
    <style:style style:name="ce11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ato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4.14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fficulty [%]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nitial</text:p>
            <text:p>duration [s]</text:p>
          </table:table-cell>
          <table:table-cell table:style-name="ce2" office:value-type="string" calcext:value-type="string">
            <text:p>duration with</text:p>
            <text:p>difficulty [s]</text:p>
          </table:table-cell>
          <table:table-cell table:style-name="ce2" office:value-type="string" calcext:value-type="string">
            <text:p>Added</text:p>
            <text:p>duration [s]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ready ?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full plank</text:p>
          </table:table-cell>
          <table:table-cell table:style-name="ce7" office:value-type="float" office:value="60" calcext:value-type="float">
            <text:p>60</text:p>
          </table:table-cell>
          <table:table-cell table:style-name="ce11" table:formula="of:=[.D6]*[.$E$2]/100" office:value-type="float" office:value="63" calcext:value-type="float">
            <text:p>63</text:p>
          </table:table-cell>
          <table:table-cell table:style-name="ce11" table:formula="of:=[.E6]-[.D6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elbow plank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[.D7]*[.$E$2]/100" office:value-type="float" office:value="31.5" calcext:value-type="float">
            <text:p>32</text:p>
          </table:table-cell>
          <table:table-cell table:style-name="ce11" table:formula="of:=[.E7]-[.D7]" office:value-type="float" office:value="1.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raised leg elbow plank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[.D8]*[.$E$2]/100" office:value-type="float" office:value="31.5" calcext:value-type="float">
            <text:p>32</text:p>
          </table:table-cell>
          <table:table-cell table:style-name="ce11" table:formula="of:=[.E8]-[.D8]" office:value-type="float" office:value="1.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raised leg elbow plank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[.D9]*[.$E$2]/100" office:value-type="float" office:value="31.5" calcext:value-type="float">
            <text:p>32</text:p>
          </table:table-cell>
          <table:table-cell table:style-name="ce11" table:formula="of:=[.E9]-[.D9]" office:value-type="float" office:value="1.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side plank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[.D10]*[.$E$2]/100" office:value-type="float" office:value="31.5" calcext:value-type="float">
            <text:p>32</text:p>
          </table:table-cell>
          <table:table-cell table:style-name="ce11" table:formula="of:=[.E10]-[.D10]" office:value-type="float" office:value="1.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side plank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[.D11]*[.$E$2]/100" office:value-type="float" office:value="31.5" calcext:value-type="float">
            <text:p>32</text:p>
          </table:table-cell>
          <table:table-cell table:style-name="ce11" table:formula="of:=[.E11]-[.D11]" office:value-type="float" office:value="1.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full plank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[.D12]*[.$E$2]/100" office:value-type="float" office:value="31.5" calcext:value-type="float">
            <text:p>32</text:p>
          </table:table-cell>
          <table:table-cell table:style-name="ce11" table:formula="of:=[.E12]-[.D12]" office:value-type="float" office:value="1.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elbow plank</text:p>
          </table:table-cell>
          <table:table-cell table:style-name="ce7" office:value-type="float" office:value="60" calcext:value-type="float">
            <text:p>60</text:p>
          </table:table-cell>
          <table:table-cell table:style-name="ce11" table:formula="of:=[.D13]*[.$E$2]/100" office:value-type="float" office:value="63" calcext:value-type="float">
            <text:p>63</text:p>
          </table:table-cell>
          <table:table-cell table:style-name="ce11" table:formula="of:=[.E13]-[.D13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end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8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office:annotation draw:style-name="gr1" draw:text-style-name="P2" svg:width="456.63pt" svg:height="19.81pt" svg:x="351.38pt" svg:y="274.11pt" draw:caption-point-x="-55.22pt" draw:caption-point-y="-33.14pt">
              <dc:date>2019-07-11T00:00:00</dc:date>
              <text:p text:style-name="P1">source : https://superuser.com/questions/245632/convert-from-seconds-to-minutes-in-open-office</text:p>
            </office:annotation>
            <text:p>total duration [min:s]</text:p>
          </table:table-cell>
          <table:table-cell table:style-name="ce9" table:formula="of:=TIME(0;0;SUM([.D6:.D13]))" office:value-type="time" office:time-value="PT00H05M00S" calcext:value-type="time">
            <text:p>05:00</text:p>
          </table:table-cell>
          <table:table-cell table:style-name="ce9" table:formula="of:=TIME(0;0;SUM([.E6:.E13]))" office:value-type="time" office:time-value="PT00H05M15S" calcext:value-type="time">
            <text:p>05:15</text:p>
          </table:table-cell>
          <table:table-cell table:style-name="ce9" table:formula="of:=TIME(0;0;SUM([.F6:.F13]))" office:value-type="time" office:time-value="PT00H00M15S" calcext:value-type="time">
            <text:p>00: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0/00/0000</text:date>, <text:time style:data-style-name="N2" text:time-value="11:30:57.484597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6:52:54.770610598</meta:creation-date>
    <dc:date>2019-07-11T11:43:55.669629558</dc:date>
    <meta:editing-duration>PT28M46S</meta:editing-duration>
    <meta:editing-cycles>13</meta:editing-cycles>
    <meta:generator>LibreOffice/5.2.7.2$Linux_X86_64 LibreOffice_project/20m0$Build-2</meta:generator>
    <meta:document-statistic meta:table-count="1" meta:cell-count="55" meta:object-count="0"/>
  </office:meta>
</office:document-meta>
</file>